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DAO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Correlatio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SetDAOImpl.CorrelationSet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rrelationSetDAOImpl.CorrelationSetDAOImpl( ScopeDAOImpl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SetDAOImpl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relationSetDAOImpl.setValue( QName [ ] names , CorrelationKey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